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3" office:value-type="string" calcext:value-type="string">
            <text:p>315770</text:p>
          </table:table-cell>
          <table:table-cell table:style-name="ce5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740.75</text:p>
          </table:table-cell>
          <table:table-cell table:number-columns-repeated="5"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 table:number-rows-repeated="10480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17:36:14.6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2T17:39:33.110000000</dc:date>
    <meta:editing-duration>P10DT13H31M3S</meta:editing-duration>
    <meta:editing-cycles>4625</meta:editing-cycles>
    <meta:document-statistic meta:table-count="6" meta:cell-count="12715" meta:object-count="0"/>
    <meta:user-defined meta:name="qrichtext">1</meta:user-defined>
  </office:meta>
</office:document-meta>
</file>